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Verdana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444444" style:font-name="Arial1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444444" fo:font-size="12pt" fo:letter-spacing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444444" fo:font-size="12pt" fo:letter-spacing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size="12pt" style:font-size-asian="12pt" style:font-size-complex="12pt"/>
    </style:style>
    <style:style style:name="T1" style:family="text">
      <style:text-properties style:font-name="Arial1" fo:font-style="normal" fo:font-weight="normal"/>
    </style:style>
    <style:style style:name="T2" style:family="text">
      <style:text-properties fo:font-variant="normal" fo:text-transform="none" fo:color="#444444" style:font-name="Arial1" fo:letter-spacing="normal" fo:font-style="normal" fo:font-weight="normal"/>
    </style:style>
    <style:style style:name="T3" style:family="text">
      <style:text-properties fo:font-variant="normal" fo:text-transform="none" fo:color="#444444" style:font-name="Arial1" fo:font-size="12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fo:color="#444444" style:font-name="Arial1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T5" style:family="text">
      <style:text-properties fo:font-variant="normal" fo:text-transform="none" fo:color="#444444" style:font-name="Arial1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444444" style:font-name="Arial1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444444" style:font-name="Arial1" fo:font-size="10pt" fo:letter-spacing="normal" fo:font-style="normal" fo:font-weight="bold" style:font-size-asian="10pt" style:font-size-complex="10pt"/>
    </style:style>
    <style:style style:name="T8" style:family="text">
      <style:text-properties fo:font-variant="normal" fo:text-transform="none" fo:color="#444444" fo:letter-spacing="normal"/>
    </style:style>
    <style:style style:name="T9" style:family="text">
      <style:text-properties fo:font-variant="normal" fo:text-transform="none" fo:color="#444444" fo:font-size="12pt" fo:letter-spacing="normal" style:font-size-asian="12pt" style:font-size-complex="12pt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3">Compte rendu du vendredi soir 2 novembre 2012</text:span></text:span></text:p>
      <text:p text:style-name="P3"/>
      <text:p text:style-name="P1"><text:span text:style-name="Strong_20_Emphasis"><text:span text:style-name="T6">Enregistrement de la réunion : </text:span></text:span><text:a xlink:type="simple" xlink:href="https://docs.google.com/open?id=0B2v1AM_5JAXcYk12YTg2dndMd1U"><text:span text:style-name="Strong_20_Emphasis">https://docs.google.com/open?id=0B2v1AM_5JAXcYk12YTg2dndMd1U</text:span></text:a></text:p>
      <text:p text:style-name="P1"><text:span text:style-name="T6">(pour avoir un minimun d'explications sur certain scénar)</text:span></text:p>
      <text:p text:style-name="P3"> </text:p>
      <text:p text:style-name="P2"><text:span text:style-name="T10">Participants</text:span> : Kevin, Quentin, Lucas, Gaëtan</text:p>
      <text:p text:style-name="P7"><text:span text:style-name="T8"> </text:span></text:p>
      <text:p text:style-name="P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Verdana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 nicolas</meta:initial-creator>
    <meta:creation-date>2012-10-19T23:04:59.71</meta:creation-date>
    <dc:date>2012-11-04T18:54:36.39</dc:date>
    <dc:creator>Lucas Cimon</dc:creator>
    <meta:editing-duration>PT5M48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6" meta:word-count="28" meta:character-count="239"/>
  </office:meta>
</office:document-meta>
</file>